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2cm" draw:marker-start="Linienspitzen_20_1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2cm" svg:stroke-color="#000000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objectwithoutfill">
      <style:graphic-properties draw:marker-start="Linienspitzen_20_1" draw:marker-end="Linienspitzen_20_1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12" style:family="graphic" style:parent-style-name="standard">
      <style:graphic-properties draw:stroke="none" svg:stroke-color="#000000" draw:fill="none" draw:fill-color="#ffffff" fo:min-height="0.923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1.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3cm"/>
    </style:style>
    <style:style style:name="gr16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479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2.89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2.894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6.7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0.65cm"/>
    </style:style>
    <style:style style:name="gr23" style:family="graphic" style:parent-style-name="standard">
      <style:graphic-properties draw:stroke="none" svg:stroke-color="#000000" draw:fill="none" draw:fill-color="#ffffff" fo:min-height="0.45cm"/>
    </style:style>
    <style:style style:name="gr24" style:family="graphic" style:parent-style-name="objectwithoutfill">
      <style:graphic-properties svg:stroke-color="#ff3333" draw:marker-start="Linienspitzen_20_1" draw:marker-end="Linienspitzen_20_1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35cm"/>
    </style:style>
    <style:style style:name="gr26" style:family="graphic" style:parent-style-name="standard">
      <style:graphic-properties draw:stroke="none" svg:stroke-color="#ff3333" draw:fill="none" draw:fill-color="#ffffff" fo:min-height="0.35cm"/>
    </style:style>
    <style:style style:name="gr27" style:family="graphic" style:parent-style-name="objectwithoutfill">
      <style:graphic-properties svg:stroke-color="#000000" draw:marker-start="Linienspitzen_20_1" draw:marker-end="Linienspitzen_20_1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797cm"/>
    </style:style>
    <style:style style:name="gr30" style:family="graphic" style:parent-style-name="standard">
      <style:graphic-properties svg:stroke-color="#000000" draw:fill="hatch" draw:fill-color="#ffffff" draw:fill-hatch-name="Hatching_20_48" draw:fill-hatch-solid="false" draw:textarea-horizontal-align="justify" draw:textarea-vertical-align="middle" draw:auto-grow-height="false" fo:min-height="8.25cm" fo:min-width="4.9cm"/>
    </style:style>
    <style:style style:name="gr31" style:family="graphic" style:parent-style-name="standard">
      <style:graphic-properties svg:stroke-color="#000000" draw:fill="hatch" draw:fill-color="#ffffff" draw:fill-hatch-name="Hatching_20_46" draw:fill-hatch-solid="true" draw:textarea-horizontal-align="justify" draw:textarea-vertical-align="middle" draw:auto-grow-height="false" fo:min-height="1.25cm" fo:min-width="4.9cm"/>
    </style:style>
    <style:style style:name="gr32" style:family="graphic" style:parent-style-name="standard">
      <style:graphic-properties draw:stroke="none" svg:stroke-color="#000000" draw:fill="none" draw:fill-color="#ffffff" fo:min-he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fo:min-height="0.736cm"/>
    </style:style>
    <style:style style:name="gr35" style:family="graphic" style:parent-style-name="standard">
      <style:graphic-properties draw:stroke="none" svg:stroke-color="#000000" draw:fill="none" draw:fill-color="#ffffff" fo:min-height="0.55cm"/>
    </style:style>
    <style:style style:name="gr36" style:family="graphic" style:parent-style-name="objectwithoutfill">
      <style:graphic-properties svg:stroke-color="#0099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ff3333" fo:font-size="10pt" style:font-size-asian="10pt" style:font-size-complex="10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text-properties fo:color="#ff3333" fo:font-size="10pt" style:font-size-asian="10pt" style:font-size-complex="10pt"/>
    </style:style>
    <style:style style:name="P13" style:family="paragraph">
      <loext:graphic-properties draw:fill="hatch" draw:fill-color="#ffffff" draw:fill-hatch-name="Hatching_20_48" draw:fill-hatch-solid="false"/>
      <style:paragraph-properties fo:text-align="center"/>
    </style:style>
    <style:style style:name="P14" style:family="paragraph">
      <loext:graphic-properties draw:fill="hatch" draw:fill-color="#ffffff" draw:fill-hatch-name="Hatching_20_46" draw:fill-hatch-solid="true"/>
      <style:paragraph-properties fo:text-align="center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text-align="start"/>
      <style:text-properties fo:color="#009900"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start"/>
      <style:text-properties fo:color="#009900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3333"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fo:color="#0099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cm" svg:height="0.8cm" svg:x="1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cm" svg:y1="2.6cm" svg:x2="5.1cm" svg:y2="2.6cm">
          <text:p/>
        </draw:line>
        <draw:custom-shape draw:style-name="gr1" draw:text-style-name="P2" draw:layer="layout" svg:width="1.9cm" svg:height="0.8cm" svg:x="5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cm" svg:y1="2.2cm" svg:x2="7.6cm" svg:y2="3cm">
          <text:p/>
        </draw:line>
        <draw:line draw:style-name="gr4" draw:text-style-name="P3" draw:layer="layout" svg:x1="8cm" svg:y1="2.2cm" svg:x2="8cm" svg:y2="3cm">
          <text:p/>
        </draw:line>
        <draw:custom-shape draw:style-name="gr1" draw:text-style-name="P2" draw:layer="layout" svg:width="1.9cm" svg:height="0.8cm" svg:x="8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cm" svg:y1="2.2cm" svg:x2="11.1cm" svg:y2="3cm">
          <text:p/>
        </draw:line>
        <draw:line draw:style-name="gr5" draw:text-style-name="P3" draw:layer="layout" svg:x1="10.7cm" svg:y1="2.8cm" svg:x2="10.7cm" svg:y2="3cm">
          <text:p/>
        </draw:line>
        <draw:line draw:style-name="gr6" draw:text-style-name="P3" draw:layer="layout" svg:x1="10.4cm" svg:y1="2.3cm" svg:x2="10.9cm" svg:y2="2.3cm">
          <text:p/>
        </draw:line>
        <draw:line draw:style-name="gr4" draw:text-style-name="P3" draw:layer="layout" svg:x1="14cm" svg:y1="2.2cm" svg:x2="14cm" svg:y2="3cm">
          <text:p/>
        </draw:line>
        <draw:custom-shape draw:style-name="gr1" draw:text-style-name="P2" draw:layer="layout" svg:width="1.9cm" svg:height="0.8cm" svg:x="11.305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605cm" svg:y1="2.2cm" svg:x2="13.605cm" svg:y2="2.4cm">
          <text:p/>
        </draw:line>
        <draw:line draw:style-name="gr6" draw:text-style-name="P3" draw:layer="layout" svg:x1="13.305cm" svg:y1="2.9cm" svg:x2="13.805cm" svg:y2="2.9cm">
          <text:p/>
        </draw:line>
        <draw:frame draw:style-name="gr7" draw:text-style-name="P4" draw:layer="layout" svg:width="0.8cm" svg:height="0.962cm" svg:x="14cm" svg:y="2.1cm">
          <draw:text-box>
            <text:p><text:span text:style-name="T2">ε</text:span></text:p>
          </draw:text-box>
        </draw:frame>
        <draw:line draw:style-name="gr8" draw:text-style-name="P3" draw:layer="layout" svg:x1="1.4cm" svg:y1="5.4cm" svg:x2="3.3cm" svg:y2="5.4cm">
          <text:p/>
        </draw:line>
        <draw:frame draw:style-name="gr9" draw:text-style-name="P4" draw:layer="layout" svg:width="0.8cm" svg:height="1cm" svg:x="1.8cm" svg:y="5.3cm">
          <draw:text-box>
            <text:p>S</text:p>
          </draw:text-box>
        </draw:frame>
        <draw:frame draw:style-name="gr7" draw:text-style-name="P4" draw:layer="layout" svg:width="0.9cm" svg:height="0.962cm" svg:x="3.3cm" svg:y="4.9cm">
          <draw:text-box>
            <text:p>=</text:p>
          </draw:text-box>
        </draw:frame>
        <draw:line draw:style-name="gr8" draw:text-style-name="P3" draw:layer="layout" svg:x1="4.6cm" svg:y1="5.4cm" svg:x2="6.5cm" svg:y2="5.4cm">
          <text:p/>
        </draw:line>
        <draw:frame draw:style-name="gr9" draw:text-style-name="P4" draw:layer="layout" svg:width="0.8cm" svg:height="1cm" svg:x="5cm" svg:y="5.3cm">
          <draw:text-box>
            <text:p>S</text:p>
          </draw:text-box>
        </draw:frame>
        <draw:line draw:style-name="gr8" draw:text-style-name="P3" draw:layer="layout" svg:x1="7.1cm" svg:y1="5.4cm" svg:x2="9cm" svg:y2="5.4cm">
          <text:p/>
        </draw:line>
        <draw:frame draw:style-name="gr9" draw:text-style-name="P4" draw:layer="layout" svg:width="0.8cm" svg:height="1cm" svg:x="7.5cm" svg:y="5.3cm">
          <draw:text-box>
            <text:p>S</text:p>
          </draw:text-box>
        </draw:frame>
        <draw:path draw:style-name="gr8" draw:text-style-name="P3" draw:layer="layout" svg:width="2.479cm" svg:height="2.212cm" draw:transform="skewX (0.466701041983284) rotate (1.01822508561349) translate (4.19999999833508cm 5.4999999972937cm)" svg:viewBox="0 0 2480 2213" svg:d="M0 0c2378 0 2480 2213 2480 2213">
          <text:p/>
        </draw:path>
        <draw:line draw:style-name="gr4" draw:text-style-name="P3" draw:layer="layout" svg:x1="9.5cm" svg:y1="4.8cm" svg:x2="9.5cm" svg:y2="5.6cm">
          <text:p/>
        </draw:line>
        <draw:line draw:style-name="gr8" draw:text-style-name="P3" draw:layer="layout" svg:x1="10.3cm" svg:y1="5.4cm" svg:x2="12.2cm" svg:y2="5.4cm">
          <text:p/>
        </draw:line>
        <draw:frame draw:style-name="gr9" draw:text-style-name="P4" draw:layer="layout" svg:width="0.8cm" svg:height="1cm" svg:x="10.7cm" svg:y="5.3cm">
          <draw:text-box>
            <text:p>S</text:p>
          </draw:text-box>
        </draw:frame>
        <draw:line draw:style-name="gr5" draw:text-style-name="P3" draw:layer="layout" svg:x1="9.9cm" svg:y1="5.285cm" svg:x2="9.9cm" svg:y2="5.485cm">
          <text:p/>
        </draw:line>
        <draw:line draw:style-name="gr8" draw:text-style-name="P3" draw:layer="layout" svg:x1="1.3cm" svg:y1="9cm" svg:x2="3.2cm" svg:y2="9cm">
          <text:p/>
        </draw:line>
        <draw:path draw:style-name="gr8" draw:text-style-name="P3" draw:layer="layout" svg:width="2.479cm" svg:height="2.212cm" draw:transform="skewX (0.466701041983284) rotate (1.01822508561349) translate (1.19799999833508cm 8.1439999972937cm)" svg:viewBox="0 0 2480 2213" svg:d="M0 0c2378 0 2480 2213 2480 2213">
          <text:p/>
        </draw:path>
        <draw:line draw:style-name="gr5" draw:text-style-name="P3" draw:layer="layout" svg:x1="5.6cm" svg:y1="7.87cm" svg:x2="5.6cm" svg:y2="8.07cm">
          <text:p/>
        </draw:line>
        <draw:line draw:style-name="gr8" draw:text-style-name="P3" draw:layer="layout" svg:x1="1.4cm" svg:y1="10.434cm" svg:x2="3.3cm" svg:y2="10.434cm">
          <text:p/>
        </draw:line>
        <draw:frame draw:style-name="gr9" draw:text-style-name="P4" draw:layer="layout" svg:width="0.8cm" svg:height="1cm" svg:x="1.8cm" svg:y="10.334cm">
          <draw:text-box>
            <text:p>S</text:p>
          </draw:text-box>
        </draw:frame>
        <draw:frame draw:style-name="gr7" draw:text-style-name="P4" draw:layer="layout" svg:width="0.9cm" svg:height="0.962cm" svg:x="3.3cm" svg:y="9.934cm">
          <draw:text-box>
            <text:p>=</text:p>
          </draw:text-box>
        </draw:frame>
        <draw:line draw:style-name="gr8" draw:text-style-name="P3" draw:layer="layout" svg:x1="4.6cm" svg:y1="10.434cm" svg:x2="6.5cm" svg:y2="10.434cm">
          <text:p/>
        </draw:line>
        <draw:frame draw:style-name="gr9" draw:text-style-name="P4" draw:layer="layout" svg:width="0.8cm" svg:height="1cm" svg:x="5cm" svg:y="10.334cm">
          <draw:text-box>
            <text:p>S</text:p>
          </draw:text-box>
        </draw:frame>
        <draw:line draw:style-name="gr8" draw:text-style-name="P3" draw:layer="layout" svg:x1="7.1cm" svg:y1="10.434cm" svg:x2="9cm" svg:y2="10.434cm">
          <text:p/>
        </draw:line>
        <draw:frame draw:style-name="gr9" draw:text-style-name="P4" draw:layer="layout" svg:width="0.8cm" svg:height="1cm" svg:x="7.5cm" svg:y="10.334cm">
          <draw:text-box>
            <text:p>S</text:p>
          </draw:text-box>
        </draw:frame>
        <draw:path draw:style-name="gr8" draw:text-style-name="P3" draw:layer="layout" svg:width="2.479cm" svg:height="2.212cm" draw:transform="skewX (0.466701041983284) rotate (1.01822508561349) translate (4.19999999833508cm 10.5339999972937cm)" svg:viewBox="0 0 2480 2213" svg:d="M0 0c2378 0 2480 2213 2480 2213">
          <text:p/>
        </draw:path>
        <draw:line draw:style-name="gr4" draw:text-style-name="P3" draw:layer="layout" svg:x1="9.5cm" svg:y1="9.834cm" svg:x2="9.5cm" svg:y2="10.634cm">
          <text:p/>
        </draw:line>
        <draw:line draw:style-name="gr8" draw:text-style-name="P3" draw:layer="layout" svg:x1="10.3cm" svg:y1="10.434cm" svg:x2="12.2cm" svg:y2="10.434cm">
          <text:p/>
        </draw:line>
        <draw:frame draw:style-name="gr9" draw:text-style-name="P4" draw:layer="layout" svg:width="0.8cm" svg:height="1cm" svg:x="10.7cm" svg:y="10.334cm">
          <draw:text-box>
            <text:p>S</text:p>
          </draw:text-box>
        </draw:frame>
        <draw:line draw:style-name="gr5" draw:text-style-name="P3" draw:layer="layout" svg:x1="9.9cm" svg:y1="10.319cm" svg:x2="9.9cm" svg:y2="10.519cm">
          <text:p/>
        </draw:line>
        <draw:frame draw:style-name="gr10" draw:text-style-name="P5" draw:layer="layout" svg:width="0.4cm" svg:height="0.649cm" svg:x="1.3cm" svg:y="10.4cm">
          <draw:text-box>
            <text:p><text:span text:style-name="T3">i</text:span></text:p>
          </draw:text-box>
        </draw:frame>
        <draw:frame draw:style-name="gr10" draw:text-style-name="P5" draw:layer="layout" svg:width="0.4cm" svg:height="0.649cm" svg:x="3cm" svg:y="10.401cm">
          <draw:text-box>
            <text:p><text:span text:style-name="T3">j</text:span></text:p>
          </draw:text-box>
        </draw:frame>
        <draw:frame draw:style-name="gr10" draw:text-style-name="P5" draw:layer="layout" svg:width="0.4cm" svg:height="0.649cm" svg:x="4cm" svg:y="10.4cm">
          <draw:text-box>
            <text:p><text:span text:style-name="T3">i</text:span></text:p>
          </draw:text-box>
        </draw:frame>
        <draw:frame draw:style-name="gr10" draw:text-style-name="P5" draw:layer="layout" svg:width="1cm" svg:height="0.649cm" svg:x="4.3cm" svg:y="10.402cm">
          <draw:text-box>
            <text:p><text:span text:style-name="T3">i+1</text:span></text:p>
          </draw:text-box>
        </draw:frame>
        <draw:frame draw:style-name="gr10" draw:text-style-name="P5" draw:layer="layout" svg:width="0.4cm" svg:height="0.649cm" svg:x="6.6cm" svg:y="10.402cm">
          <draw:text-box>
            <text:p><text:span text:style-name="T3">k</text:span></text:p>
          </draw:text-box>
        </draw:frame>
        <draw:frame draw:style-name="gr10" draw:text-style-name="P5" draw:layer="layout" svg:width="1cm" svg:height="0.649cm" svg:x="5.9cm" svg:y="10.403cm">
          <draw:text-box>
            <text:p><text:span text:style-name="T3">k-1</text:span></text:p>
          </draw:text-box>
        </draw:frame>
        <draw:frame draw:style-name="gr10" draw:text-style-name="P5" draw:layer="layout" svg:width="1.1cm" svg:height="0.649cm" svg:x="6.9cm" svg:y="10.404cm">
          <draw:text-box>
            <text:p><text:span text:style-name="T3">k+1</text:span></text:p>
          </draw:text-box>
        </draw:frame>
        <draw:frame draw:style-name="gr10" draw:text-style-name="P5" draw:layer="layout" svg:width="0.4cm" svg:height="0.649cm" svg:x="8.7cm" svg:y="10.402cm">
          <draw:text-box>
            <text:p><text:span text:style-name="T3">j</text:span></text:p>
          </draw:text-box>
        </draw:frame>
        <draw:frame draw:style-name="gr10" draw:text-style-name="P5" draw:layer="layout" svg:width="0.4cm" svg:height="0.649cm" svg:x="9.7cm" svg:y="10.401cm">
          <draw:text-box>
            <text:p><text:span text:style-name="T3">i</text:span></text:p>
          </draw:text-box>
        </draw:frame>
        <draw:frame draw:style-name="gr10" draw:text-style-name="P5" draw:layer="layout" svg:width="1cm" svg:height="0.649cm" svg:x="9.9cm" svg:y="10.403cm">
          <draw:text-box>
            <text:p><text:span text:style-name="T3">i+1</text:span></text:p>
          </draw:text-box>
        </draw:frame>
        <draw:frame draw:style-name="gr10" draw:text-style-name="P5" draw:layer="layout" svg:width="0.4cm" svg:height="0.649cm" svg:x="11.9cm" svg:y="10.403cm">
          <draw:text-box>
            <text:p><text:span text:style-name="T3">j</text:span></text:p>
          </draw:text-box>
        </draw:frame>
        <draw:custom-shape draw:style-name="gr11" draw:text-style-name="P6" xml:id="id1" draw:id="id1" draw:layer="layout" svg:width="1.2cm" svg:height="1.2cm" svg:x="4.2cm" svg:y="14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" draw:id="id2" draw:layer="layout" svg:width="1.2cm" svg:height="1.2cm" svg:x="9.9cm" svg:y="14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3" draw:id="id3" draw:layer="layout" svg:width="1.2cm" svg:height="1.2cm" svg:x="7cm" svg:y="18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8cm" svg:y1="14cm" svg:x2="5.225cm" svg:y2="14.175cm" draw:start-shape="id1" draw:start-glue-point="4" draw:end-shape="id1" draw:end-glue-point="11" svg:d="M4800 14000c0-751 425-839 425 175" svg:viewBox="0 0 426 751">
          <text:p/>
        </draw:connector>
        <draw:connector draw:style-name="gr2" draw:text-style-name="P3" draw:layer="layout" draw:type="curve" draw:line-skew="-0.754cm" svg:x1="5.4cm" svg:y1="14.6cm" svg:x2="10.075cm" svg:y2="14.175cm" draw:start-shape="id1" draw:start-glue-point="10" draw:end-shape="id2" draw:end-glue-point="5" svg:d="M5400 14600c2245 0-92-425 4675-425" svg:viewBox="0 0 4676 426">
          <text:p/>
        </draw:connector>
        <draw:connector draw:style-name="gr2" draw:text-style-name="P3" draw:layer="layout" draw:type="curve" svg:x1="9.9cm" svg:y1="14.6cm" svg:x2="5.225cm" svg:y2="15.025cm" draw:start-shape="id2" draw:start-glue-point="6" draw:end-shape="id1" draw:end-glue-point="9" svg:d="M9900 14600c-3373 0-1036 425-4675 425" svg:viewBox="0 0 4676 426">
          <text:p/>
        </draw:connector>
        <draw:connector draw:style-name="gr2" draw:text-style-name="P3" draw:layer="layout" draw:type="curve" draw:line-skew="0.655cm" svg:x1="10.075cm" svg:y1="15.025cm" svg:x2="7.6cm" svg:y2="18.6cm" draw:start-shape="id2" draw:start-glue-point="7" draw:end-shape="id3" draw:end-glue-point="4" svg:d="M10075 15025c0 3796-2475 2009-2475 3575" svg:viewBox="0 0 2476 3576">
          <text:p/>
        </draw:connector>
        <draw:connector draw:style-name="gr2" draw:text-style-name="P3" draw:layer="layout" draw:type="curve" draw:line-skew="1.271cm" svg:x1="8.025cm" svg:y1="18.775cm" svg:x2="10.5cm" svg:y2="15.2cm" draw:start-shape="id3" draw:start-glue-point="11" draw:end-shape="id2" draw:end-glue-point="8" svg:d="M8025 18775c0-904 2475 883 2475-3575" svg:viewBox="0 0 2476 3576">
          <text:p/>
        </draw:connector>
        <draw:connector draw:style-name="gr2" draw:text-style-name="P3" draw:layer="layout" draw:type="curve" svg:x1="4.375cm" svg:y1="15.025cm" svg:x2="7cm" svg:y2="19.2cm" draw:start-shape="id1" draw:start-glue-point="7" draw:end-shape="id3" draw:end-glue-point="6" svg:d="M4375 15025c0 2784 875 4175 2625 4175" svg:viewBox="0 0 2626 4176">
          <text:p/>
        </draw:connector>
        <draw:connector draw:style-name="gr2" draw:text-style-name="P3" draw:layer="layout" draw:type="curve" draw:line-skew="1.243cm" svg:x1="7.175cm" svg:y1="18.775cm" svg:x2="4.8cm" svg:y2="15.2cm" draw:start-shape="id3" draw:start-glue-point="5" draw:end-shape="id1" draw:end-glue-point="8" svg:d="M7175 18775c0-946-2375 841-2375-3575" svg:viewBox="0 0 2376 3576">
          <text:p/>
        </draw:connector>
        <draw:connector draw:style-name="gr2" draw:text-style-name="P3" draw:layer="layout" draw:type="curve" svg:x1="10.5cm" svg:y1="14cm" svg:x2="10.925cm" svg:y2="14.175cm" draw:start-shape="id2" draw:start-glue-point="4" draw:end-shape="id2" draw:end-glue-point="11" svg:d="M10500 14000c0-751 425-839 425 175" svg:viewBox="0 0 426 751">
          <text:p/>
        </draw:connector>
        <draw:connector draw:style-name="gr2" draw:text-style-name="P3" draw:layer="layout" draw:type="curve" svg:x1="7.175cm" svg:y1="19.625cm" svg:x2="7.6cm" svg:y2="19.8cm" draw:start-shape="id3" draw:start-glue-point="7" draw:end-shape="id3" draw:end-glue-point="8" svg:d="M7175 19625c0 1015 425 928 425 175" svg:viewBox="0 0 426 752">
          <text:p/>
        </draw:connector>
        <draw:connector draw:style-name="gr2" draw:text-style-name="P3" draw:layer="layout" draw:type="line" svg:x1="11.1cm" svg:y1="14.6cm" svg:x2="12.329cm" svg:y2="13.027cm" draw:start-shape="id2" draw:start-glue-point="10" svg:d="M11100 14600l1229-1573" svg:viewBox="0 0 1230 1574">
          <text:p/>
        </draw:connector>
        <draw:connector draw:style-name="gr2" draw:text-style-name="P3" draw:layer="layout" draw:type="line" svg:x1="11.1cm" svg:y1="14.6cm" svg:x2="12.751cm" svg:y2="14.13cm" draw:start-shape="id2" draw:start-glue-point="10" svg:d="M11100 14600l1651-470" svg:viewBox="0 0 1652 471">
          <text:p/>
        </draw:connector>
        <draw:connector draw:style-name="gr2" draw:text-style-name="P3" draw:layer="layout" draw:type="line" svg:x1="11.1cm" svg:y1="14.6cm" svg:x2="12.531cm" svg:y2="15.269cm" draw:start-shape="id2" draw:start-glue-point="10" svg:d="M11100 14600l1431 669" svg:viewBox="0 0 1432 670">
          <text:p/>
        </draw:connector>
        <draw:connector draw:style-name="gr2" draw:text-style-name="P3" draw:layer="layout" draw:type="line" svg:x1="11.1cm" svg:y1="14.6cm" svg:x2="11.924cm" svg:y2="16.188cm" draw:start-shape="id2" draw:start-glue-point="10" svg:d="M11100 14600l824 1588" svg:viewBox="0 0 825 1589">
          <text:p/>
        </draw:connector>
        <draw:frame draw:style-name="gr7" draw:text-style-name="P4" draw:layer="layout" svg:width="2cm" svg:height="0.962cm" svg:x="12.4cm" svg:y="12.6cm">
          <draw:text-box>
            <text:p>A _ _</text:p>
          </draw:text-box>
        </draw:frame>
        <draw:frame draw:style-name="gr12" draw:text-style-name="P4" draw:layer="layout" svg:width="2.3cm" svg:height="1.173cm" svg:x="12.8cm" svg:y="13.627cm">
          <draw:text-box>
            <text:p>G _ _</text:p>
          </draw:text-box>
        </draw:frame>
        <draw:frame draw:style-name="gr13" draw:text-style-name="P4" draw:layer="layout" svg:width="2.3cm" svg:height="1.1cm" svg:x="12.5cm" svg:y="14.8cm">
          <draw:text-box>
            <text:p>C _ _</text:p>
          </draw:text-box>
        </draw:frame>
        <draw:frame draw:style-name="gr7" draw:text-style-name="P4" draw:layer="layout" svg:width="2cm" svg:height="0.962cm" svg:x="12cm" svg:y="15.8cm">
          <draw:text-box>
            <text:p>T _ _</text:p>
          </draw:text-box>
        </draw:frame>
        <draw:connector draw:style-name="gr2" draw:text-style-name="P3" draw:layer="layout" draw:type="line" svg:x1="8.2cm" svg:y1="19.2cm" svg:x2="9.9cm" svg:y2="18.781cm" draw:start-shape="id3" draw:start-glue-point="10" draw:end-shape="id4" draw:end-glue-point="3" svg:d="M8200 19200l1700-419" svg:viewBox="0 0 1701 420">
          <text:p/>
        </draw:connector>
        <draw:connector draw:style-name="gr2" draw:text-style-name="P3" draw:layer="layout" draw:type="line" svg:x1="8.2cm" svg:y1="19.2cm" svg:x2="9.6cm" svg:y2="19.7cm" draw:start-shape="id3" draw:start-glue-point="10" draw:end-shape="id5" draw:end-glue-point="3" svg:d="M8200 19200l1400 500" svg:viewBox="0 0 1401 501">
          <text:p/>
        </draw:connector>
        <draw:connector draw:style-name="gr2" draw:text-style-name="P3" draw:layer="layout" draw:type="line" svg:x1="8.2cm" svg:y1="19.2cm" svg:x2="9cm" svg:y2="20.5cm" draw:start-shape="id3" draw:start-glue-point="10" draw:end-shape="id6" draw:end-glue-point="3" svg:d="M8200 19200l800 1300" svg:viewBox="0 0 801 1301">
          <text:p/>
        </draw:connector>
        <draw:connector draw:style-name="gr2" draw:text-style-name="P3" draw:layer="layout" draw:type="line" svg:x1="8.2cm" svg:y1="19.2cm" svg:x2="8.3cm" svg:y2="21.481cm" draw:start-shape="id3" draw:start-glue-point="10" draw:end-shape="id7" draw:end-glue-point="3" svg:d="M8200 19200l100 2281" svg:viewBox="0 0 101 2282">
          <text:p/>
        </draw:connector>
        <draw:frame draw:style-name="gr7" draw:text-style-name="P4" xml:id="id4" draw:id="id4" draw:layer="layout" svg:width="2cm" svg:height="0.962cm" svg:x="9.9cm" svg:y="18.3cm">
          <draw:text-box>
            <text:p>_ _ A</text:p>
          </draw:text-box>
        </draw:frame>
        <draw:frame draw:style-name="gr9" draw:text-style-name="P4" xml:id="id5" draw:id="id5" draw:layer="layout" svg:width="2.3cm" svg:height="1cm" svg:x="9.6cm" svg:y="19.2cm">
          <draw:text-box>
            <text:p>_ _ G</text:p>
          </draw:text-box>
        </draw:frame>
        <draw:frame draw:style-name="gr9" draw:text-style-name="P4" xml:id="id6" draw:id="id6" draw:layer="layout" svg:width="2.2cm" svg:height="1cm" svg:x="9cm" svg:y="20cm">
          <draw:text-box>
            <text:p>_ _ C</text:p>
          </draw:text-box>
        </draw:frame>
        <draw:frame draw:style-name="gr7" draw:text-style-name="P4" xml:id="id7" draw:id="id7" draw:layer="layout" svg:width="2cm" svg:height="0.962cm" svg:x="8.3cm" svg:y="21cm">
          <draw:text-box>
            <text:p>_ _ T</text:p>
          </draw:text-box>
        </draw:frame>
        <draw:connector draw:style-name="gr2" draw:text-style-name="P3" draw:layer="layout" draw:type="line" svg:x1="4.2cm" svg:y1="14.6cm" svg:x2="3.491cm" svg:y2="15.526cm" draw:start-shape="id1" draw:start-glue-point="6" svg:d="M4200 14600l-709 926" svg:viewBox="0 0 710 927">
          <text:p/>
        </draw:connector>
        <draw:connector draw:style-name="gr2" draw:text-style-name="P3" draw:layer="layout" draw:type="line" svg:x1="4.2cm" svg:y1="14.6cm" svg:x2="3.142cm" svg:y2="14.773cm" draw:start-shape="id1" draw:start-glue-point="6" svg:d="M4200 14600l-1058 173" svg:viewBox="0 0 1059 174">
          <text:p/>
        </draw:connector>
        <draw:connector draw:style-name="gr2" draw:text-style-name="P3" draw:layer="layout" draw:type="line" svg:x1="4.2cm" svg:y1="14.6cm" svg:x2="3.601cm" svg:y2="13.34cm" draw:start-shape="id1" draw:start-glue-point="6" svg:d="M4200 14600l-599-1260" svg:viewBox="0 0 600 1261">
          <text:p/>
        </draw:connector>
        <draw:frame draw:style-name="gr7" draw:text-style-name="P4" draw:layer="layout" svg:width="2cm" svg:height="0.962cm" svg:x="1.6cm" svg:y="12.8cm">
          <draw:text-box>
            <text:p>A _ A</text:p>
          </draw:text-box>
        </draw:frame>
        <draw:frame draw:style-name="gr7" draw:text-style-name="P4" draw:layer="layout" svg:width="2cm" svg:height="0.962cm" svg:x="1.5cm" svg:y="15cm">
          <draw:text-box>
            <text:p>T _ T</text:p>
          </draw:text-box>
        </draw:frame>
        <draw:frame draw:style-name="gr9" draw:text-style-name="P4" draw:layer="layout" svg:width="2.3cm" svg:height="1cm" svg:x="1.2cm" svg:y="14.3cm">
          <draw:text-box>
            <text:p>C _ C</text:p>
          </draw:text-box>
        </draw:frame>
        <draw:connector draw:style-name="gr2" draw:text-style-name="P3" draw:layer="layout" draw:type="line" svg:x1="4.2cm" svg:y1="14.6cm" svg:x2="3.105cm" svg:y2="14.02cm" draw:start-shape="id1" draw:start-glue-point="6" svg:d="M4200 14600l-1095-580" svg:viewBox="0 0 1096 581">
          <text:p/>
        </draw:connector>
        <draw:frame draw:style-name="gr9" draw:text-style-name="P4" draw:layer="layout" svg:width="2.2cm" svg:height="1cm" svg:x="1.1cm" svg:y="13.5cm">
          <draw:text-box>
            <text:p>G _ G</text:p>
          </draw:text-box>
        </draw:frame>
        <draw:custom-shape draw:style-name="gr11" draw:text-style-name="P6" xml:id="id8" draw:id="id8" draw:layer="layout" svg:width="1.2cm" svg:height="1.2cm" svg:x="7cm" svg:y="24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175cm" svg:y1="25.825cm" svg:x2="7.6cm" svg:y2="26cm" draw:start-shape="id8" draw:start-glue-point="7" draw:end-shape="id8" draw:end-glue-point="8" svg:d="M7175 25825c0 1015 425 928 425 175" svg:viewBox="0 0 426 752">
          <text:p/>
        </draw:connector>
        <draw:connector draw:style-name="gr2" draw:text-style-name="P3" draw:layer="layout" draw:type="line" svg:x1="8.2cm" svg:y1="25.4cm" svg:x2="9.9cm" svg:y2="24.981cm" draw:start-shape="id8" draw:start-glue-point="10" svg:d="M8200 25400l1700-419" svg:viewBox="0 0 1701 420">
          <text:p/>
        </draw:connector>
        <draw:connector draw:style-name="gr2" draw:text-style-name="P3" draw:layer="layout" draw:type="line" svg:x1="8.2cm" svg:y1="25.4cm" svg:x2="9.6cm" svg:y2="25.9cm" draw:start-shape="id8" draw:start-glue-point="10" svg:d="M8200 25400l1400 500" svg:viewBox="0 0 1401 501">
          <text:p/>
        </draw:connector>
        <draw:connector draw:style-name="gr2" draw:text-style-name="P3" draw:layer="layout" draw:type="line" svg:x1="8.2cm" svg:y1="25.4cm" svg:x2="9cm" svg:y2="26.7cm" draw:start-shape="id8" draw:start-glue-point="10" svg:d="M8200 25400l800 1300" svg:viewBox="0 0 801 1301">
          <text:p/>
        </draw:connector>
        <draw:custom-shape draw:style-name="gr14" draw:text-style-name="P2" draw:layer="layout" svg:width="1.9cm" svg:height="0.8cm" svg:x="1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cm" svg:y1="28cm" svg:x2="5.1cm" svg:y2="28cm">
          <text:p/>
        </draw:line>
        <draw:custom-shape draw:style-name="gr14" draw:text-style-name="P2" draw:layer="layout" svg:width="1.9cm" svg:height="0.8cm" svg:x="5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cm" svg:y1="27.6cm" svg:x2="7.6cm" svg:y2="28.4cm">
          <text:p/>
        </draw:line>
        <draw:line draw:style-name="gr4" draw:text-style-name="P3" draw:layer="layout" svg:x1="8cm" svg:y1="27.6cm" svg:x2="8cm" svg:y2="28.4cm">
          <text:p/>
        </draw:line>
        <draw:custom-shape draw:style-name="gr14" draw:text-style-name="P2" draw:layer="layout" svg:width="1.9cm" svg:height="0.8cm" svg:x="8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cm" svg:y1="27.6cm" svg:x2="11.1cm" svg:y2="28.4cm">
          <text:p/>
        </draw:line>
        <draw:line draw:style-name="gr5" draw:text-style-name="P3" draw:layer="layout" svg:x1="10.7cm" svg:y1="28.2cm" svg:x2="10.7cm" svg:y2="28.4cm">
          <text:p/>
        </draw:line>
        <draw:line draw:style-name="gr6" draw:text-style-name="P3" draw:layer="layout" svg:x1="10.4cm" svg:y1="27.7cm" svg:x2="10.9cm" svg:y2="27.7cm">
          <text:p/>
        </draw:line>
        <draw:line draw:style-name="gr4" draw:text-style-name="P3" draw:layer="layout" svg:x1="14cm" svg:y1="27.6cm" svg:x2="14cm" svg:y2="28.4cm">
          <text:p/>
        </draw:line>
        <draw:custom-shape draw:style-name="gr14" draw:text-style-name="P2" draw:layer="layout" svg:width="1.9cm" svg:height="0.8cm" svg:x="11.305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605cm" svg:y1="27.6cm" svg:x2="13.605cm" svg:y2="27.8cm">
          <text:p/>
        </draw:line>
        <draw:line draw:style-name="gr6" draw:text-style-name="P3" draw:layer="layout" svg:x1="13.305cm" svg:y1="28.3cm" svg:x2="13.805cm" svg:y2="28.3cm">
          <text:p/>
        </draw:line>
        <draw:frame draw:style-name="gr7" draw:text-style-name="P4" draw:layer="layout" svg:width="0.8cm" svg:height="0.962cm" svg:x="14cm" svg:y="27.5cm">
          <draw:text-box>
            <text:p><text:span text:style-name="T2">ε</text:span></text:p>
          </draw:text-box>
        </draw:frame>
        <draw:line draw:style-name="gr8" draw:text-style-name="P3" draw:layer="layout" svg:x1="9.6cm" svg:y1="7.8cm" svg:x2="11.5cm" svg:y2="7.8cm">
          <text:p/>
        </draw:line>
        <draw:line draw:style-name="gr8" draw:text-style-name="P3" draw:layer="layout" svg:x1="11.9cm" svg:y1="7.8cm" svg:x2="13.8cm" svg:y2="7.8cm">
          <text:p/>
        </draw:line>
      </draw:page>
      <draw:page draw:name="page2" draw:style-name="dp1" draw:master-page-name="Standard">
        <draw:frame draw:style-name="gr9" draw:text-style-name="P4" xml:id="id9" draw:id="id9" draw:layer="layout" svg:width="0.8cm" svg:height="1cm" svg:x="3.3cm" svg:y="1.2cm">
          <draw:text-box>
            <text:p>S</text:p>
          </draw:text-box>
        </draw:frame>
        <draw:frame draw:style-name="gr9" draw:text-style-name="P4" xml:id="id11" draw:id="id11" draw:layer="layout" svg:width="0.8cm" svg:height="1cm" svg:x="3.3cm" svg:y="3cm">
          <draw:text-box>
            <text:p>S</text:p>
          </draw:text-box>
        </draw:frame>
        <draw:frame draw:style-name="gr9" draw:text-style-name="P4" xml:id="id10" draw:id="id10" draw:layer="layout" svg:width="0.8cm" svg:height="1cm" svg:x="2.3cm" svg:y="3cm">
          <draw:text-box>
            <text:p>(</text:p>
          </draw:text-box>
        </draw:frame>
        <draw:frame draw:style-name="gr9" draw:text-style-name="P4" xml:id="id12" draw:id="id12" draw:layer="layout" svg:width="0.8cm" svg:height="1cm" svg:x="4.3cm" svg:y="3cm">
          <draw:text-box>
            <text:p>)</text:p>
          </draw:text-box>
        </draw:frame>
        <draw:frame draw:style-name="gr9" draw:text-style-name="P4" xml:id="id13" draw:id="id13" draw:layer="layout" svg:width="0.8cm" svg:height="1cm" svg:x="5.3cm" svg:y="3cm">
          <draw:text-box>
            <text:p>S</text:p>
          </draw:text-box>
        </draw:frame>
        <draw:frame draw:style-name="gr9" draw:text-style-name="P4" xml:id="id14" draw:id="id14" draw:layer="layout" svg:width="0.8cm" svg:height="1cm" svg:x="3.6cm" svg:y="4.3cm">
          <draw:text-box>
            <text:p>S</text:p>
          </draw:text-box>
        </draw:frame>
        <draw:frame draw:style-name="gr9" draw:text-style-name="P4" xml:id="id16" draw:id="id16" draw:layer="layout" svg:width="0.8cm" svg:height="1cm" svg:x="4.4cm" svg:y="5.8cm">
          <draw:text-box>
            <text:p>S</text:p>
          </draw:text-box>
        </draw:frame>
        <draw:frame draw:style-name="gr9" draw:text-style-name="P4" xml:id="id15" draw:id="id15" draw:layer="layout" svg:width="0.8cm" svg:height="1cm" svg:x="3.1cm" svg:y="5.8cm">
          <draw:text-box>
            <text:p>.</text:p>
          </draw:text-box>
        </draw:frame>
        <draw:frame draw:style-name="gr9" draw:text-style-name="P4" xml:id="id17" draw:id="id17" draw:layer="layout" svg:width="0.8cm" svg:height="1cm" svg:x="5.3cm" svg:y="6.9cm">
          <draw:text-box>
            <text:p><text:span text:style-name="T2">є</text:span></text:p>
          </draw:text-box>
        </draw:frame>
        <draw:connector draw:style-name="gr2" draw:text-style-name="P3" draw:layer="layout" draw:type="line" svg:x1="3.7cm" svg:y1="2.2cm" svg:x2="2.7cm" svg:y2="3cm" draw:start-shape="id9" draw:start-glue-point="2" draw:end-shape="id10" draw:end-glue-point="0" svg:d="M3700 2200l-1000 800" svg:viewBox="0 0 1001 801">
          <text:p/>
        </draw:connector>
        <draw:connector draw:style-name="gr2" draw:text-style-name="P3" draw:layer="layout" draw:type="line" svg:x1="3.7cm" svg:y1="2.2cm" svg:x2="3.7cm" svg:y2="3cm" draw:start-shape="id9" draw:start-glue-point="2" draw:end-shape="id11" svg:d="M3700 2200v800" svg:viewBox="0 0 1 801">
          <text:p/>
        </draw:connector>
        <draw:connector draw:style-name="gr2" draw:text-style-name="P3" draw:layer="layout" draw:type="line" svg:x1="3.7cm" svg:y1="2.2cm" svg:x2="4.7cm" svg:y2="3cm" draw:start-shape="id9" draw:start-glue-point="2" draw:end-shape="id12" svg:d="M3700 2200l1000 800" svg:viewBox="0 0 1001 801">
          <text:p/>
        </draw:connector>
        <draw:connector draw:style-name="gr2" draw:text-style-name="P3" draw:layer="layout" draw:type="line" svg:x1="3.7cm" svg:y1="2.2cm" svg:x2="5.7cm" svg:y2="3cm" draw:start-shape="id9" draw:start-glue-point="2" draw:end-shape="id13" draw:end-glue-point="0" svg:d="M3700 2200l2000 800" svg:viewBox="0 0 2001 801">
          <text:p/>
        </draw:connector>
        <draw:connector draw:style-name="gr2" draw:text-style-name="P3" draw:layer="layout" draw:type="line" svg:x1="3.7cm" svg:y1="4cm" svg:x2="4cm" svg:y2="4.3cm" draw:start-shape="id11" draw:start-glue-point="2" draw:end-shape="id14" draw:end-glue-point="0" svg:d="M3700 4000l300 300" svg:viewBox="0 0 301 301">
          <text:p/>
        </draw:connector>
        <draw:connector draw:style-name="gr2" draw:text-style-name="P3" draw:layer="layout" draw:type="line" svg:x1="4cm" svg:y1="5.3cm" svg:x2="3.5cm" svg:y2="5.8cm" draw:start-shape="id14" draw:start-glue-point="2" draw:end-shape="id15" draw:end-glue-point="0" svg:d="M4000 5300l-500 500" svg:viewBox="0 0 501 501">
          <text:p/>
        </draw:connector>
        <draw:connector draw:style-name="gr2" draw:text-style-name="P3" draw:layer="layout" draw:type="line" svg:x1="4cm" svg:y1="5.3cm" svg:x2="4.8cm" svg:y2="5.8cm" draw:start-shape="id14" draw:start-glue-point="2" draw:end-shape="id16" svg:d="M4000 5300l800 500" svg:viewBox="0 0 801 501">
          <text:p/>
        </draw:connector>
        <draw:connector draw:style-name="gr2" draw:text-style-name="P3" draw:layer="layout" draw:type="line" svg:x1="5.2cm" svg:y1="6.3cm" svg:x2="5.7cm" svg:y2="6.9cm" draw:start-shape="id16" draw:start-glue-point="1" draw:end-shape="id17" draw:end-glue-point="0" svg:d="M5200 6300l500 600" svg:viewBox="0 0 501 601">
          <text:p/>
        </draw:connector>
        <draw:custom-shape draw:style-name="gr15" draw:text-style-name="P6" draw:layer="layout" svg:width="1.8cm" svg:height="1.8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8cm" svg:height="1.8cm" svg:x="9.1cm" svg:y="5.4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8cm" svg:height="1cm" svg:x="8.3cm" svg:y="2.4cm">
          <draw:text-box>
            <text:p>G</text:p>
          </draw:text-box>
        </draw:frame>
        <draw:frame draw:style-name="gr9" draw:text-style-name="P4" draw:layer="layout" svg:width="0.8cm" svg:height="1cm" svg:x="10.8cm" svg:y="2.5cm">
          <draw:text-box>
            <text:p>C</text:p>
          </draw:text-box>
        </draw:frame>
        <draw:frame draw:style-name="gr9" draw:text-style-name="P4" draw:layer="layout" svg:width="0.8cm" svg:height="1cm" svg:x="10.8cm" svg:y="4.4cm">
          <draw:text-box>
            <text:p>G</text:p>
          </draw:text-box>
        </draw:frame>
        <draw:frame draw:style-name="gr9" draw:text-style-name="P4" draw:layer="layout" svg:width="0.8cm" svg:height="1cm" svg:x="8.3cm" svg:y="4.4cm">
          <draw:text-box>
            <text:p>C</text:p>
          </draw:text-box>
        </draw:frame>
        <draw:frame draw:style-name="gr9" draw:text-style-name="P4" draw:layer="layout" svg:width="0.8cm" svg:height="1cm" svg:x="8.3cm" svg:y="5cm">
          <draw:text-box>
            <text:p>C</text:p>
          </draw:text-box>
        </draw:frame>
        <draw:frame draw:style-name="gr9" draw:text-style-name="P4" draw:layer="layout" svg:width="0.8cm" svg:height="1cm" svg:x="10.8cm" svg:y="5cm">
          <draw:text-box>
            <text:p>G</text:p>
          </draw:text-box>
        </draw:frame>
        <draw:frame draw:style-name="gr9" draw:text-style-name="P4" draw:layer="layout" svg:width="0.8cm" svg:height="1cm" svg:x="8.3cm" svg:y="6.8cm">
          <draw:text-box>
            <text:p>A</text:p>
          </draw:text-box>
        </draw:frame>
        <draw:frame draw:style-name="gr9" draw:text-style-name="P4" draw:layer="layout" svg:width="0.8cm" svg:height="1cm" svg:x="10.8cm" svg:y="6.8cm">
          <draw:text-box>
            <text:p>U</text:p>
          </draw:text-box>
        </draw:frame>
        <draw:custom-shape draw:style-name="gr15" draw:text-style-name="P6" draw:layer="layout" svg:width="1.8cm" svg:height="1.8cm" svg:x="16.5cm" svg:y="3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8cm" svg:height="1.8cm" svg:x="16.5cm" svg:y="4.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8cm" svg:height="1cm" svg:x="15.7cm" svg:y="2.4cm">
          <draw:text-box>
            <text:p>G</text:p>
          </draw:text-box>
        </draw:frame>
        <draw:frame draw:style-name="gr9" draw:text-style-name="P4" draw:layer="layout" svg:width="0.8cm" svg:height="1cm" svg:x="18.2cm" svg:y="2.5cm">
          <draw:text-box>
            <text:p>C</text:p>
          </draw:text-box>
        </draw:frame>
        <draw:frame draw:style-name="gr9" draw:text-style-name="P4" draw:layer="layout" svg:width="0.8cm" svg:height="1cm" svg:x="18.2cm" svg:y="4.4cm">
          <draw:text-box>
            <text:p>G</text:p>
          </draw:text-box>
        </draw:frame>
        <draw:frame draw:style-name="gr9" draw:text-style-name="P4" draw:layer="layout" svg:width="0.8cm" svg:height="1cm" svg:x="15.7cm" svg:y="4.4cm">
          <draw:text-box>
            <text:p>C</text:p>
          </draw:text-box>
        </draw:frame>
        <draw:frame draw:style-name="gr9" draw:text-style-name="P4" draw:layer="layout" svg:width="0.8cm" svg:height="1cm" svg:x="15.7cm" svg:y="6.5cm">
          <draw:text-box>
            <text:p>A</text:p>
          </draw:text-box>
        </draw:frame>
        <draw:frame draw:style-name="gr9" draw:text-style-name="P4" draw:layer="layout" svg:width="0.8cm" svg:height="1cm" svg:x="18.2cm" svg:y="6.5cm">
          <draw:text-box>
            <text:p>U</text:p>
          </draw:text-box>
        </draw:frame>
        <draw:line draw:style-name="gr16" draw:text-style-name="P3" draw:layer="layout" svg:x1="12.3cm" svg:y1="3.9cm" svg:x2="15.2cm" svg:y2="3.9cm">
          <text:p/>
        </draw:line>
        <draw:line draw:style-name="gr2" draw:text-style-name="P3" draw:layer="layout" svg:x1="13.6cm" svg:y1="6.9cm" svg:x2="11.7cm" svg:y2="5.4cm">
          <text:p/>
        </draw:line>
        <draw:frame draw:style-name="gr17" draw:text-style-name="P7" draw:layer="layout" svg:width="2.5cm" svg:height="0.729cm" draw:transform="rotate (-0.671951762017817) translate (12.543cm 5.1cm)">
          <draw:text-box>
            <text:p><text:span text:style-name="T4">Hingeterm</text:span></text:p>
          </draw:text-box>
        </draw:frame>
        <draw:custom-shape draw:style-name="gr18" draw:text-style-name="P8" xml:id="id18" draw:id="id18" draw:layer="layout" svg:width="4.8cm" svg:height="1.4cm" svg:x="4.5cm" svg:y="11cm">
          <text:p text:style-name="P1"><text:span text:style-name="T4">Physikalische</text:span></text:p>
          <text:p text:style-name="P1"><text:span text:style-name="T4">Eigenschaf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20" draw:id="id20" draw:layer="layout" svg:width="4.8cm" svg:height="1.4cm" svg:x="10.201cm" svg:y="11.001cm">
          <text:p text:style-name="P1"><text:span text:style-name="T4">PS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9" draw:id="id19" draw:layer="layout" svg:width="7.2cm" svg:height="0.9cm" svg:x="6.1cm" svg:y="13.3cm">
          <text:p text:style-name="P1">Neuronales Netz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9cm" svg:y1="12.4cm" svg:x2="9.7cm" svg:y2="13.3cm" draw:start-shape="id18" draw:start-glue-point="8" draw:end-shape="id19" draw:end-glue-point="0" svg:d="M6900 12400l2800 900" svg:viewBox="0 0 2801 901">
          <text:p/>
        </draw:connector>
        <draw:connector draw:style-name="gr2" draw:text-style-name="P3" draw:layer="layout" draw:type="line" svg:x1="12.601cm" svg:y1="12.401cm" svg:x2="9.7cm" svg:y2="13.3cm" draw:start-shape="id20" draw:start-glue-point="8" draw:end-shape="id19" draw:end-glue-point="0" svg:d="M12601 12401l-2901 899" svg:viewBox="0 0 2902 900">
          <text:p/>
        </draw:connector>
        <draw:custom-shape draw:style-name="gr20" draw:text-style-name="P3" xml:id="id22" draw:id="id22" draw:layer="layout" svg:width="7.2cm" svg:height="0.9cm" svg:x="6.1cm" svg:y="17.9cm">
          <text:p text:style-name="P1">Neuronales Netz</text:p>
          <draw:enhanced-geometry svg:viewBox="0 0 21600 21600" draw:type="rectangle" draw:enhanced-path="M 0 0 L 21600 0 21600 21600 0 21600 0 0 Z N"/>
        </draw:custom-shape>
        <draw:custom-shape draw:style-name="gr18" draw:text-style-name="P8" xml:id="id21" draw:id="id21" draw:layer="layout" svg:width="4.8cm" svg:height="1.4cm" svg:x="4.501cm" svg:y="15.801cm">
          <text:p text:style-name="P1"><text:span text:style-name="T4">Physikalische</text:span></text:p>
          <text:p text:style-name="P1"><text:span text:style-name="T4">Eigenschaf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23" draw:id="id23" draw:layer="layout" svg:width="4.8cm" svg:height="1.4cm" svg:x="10.202cm" svg:y="15.802cm">
          <text:p text:style-name="P1"><text:span text:style-name="T4">PS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xml:id="id24" draw:id="id24" draw:layer="layout" svg:width="2.6cm" svg:height="0.962cm" svg:x="8.4cm" svg:y="15cm">
          <draw:text-box>
            <text:p>Winkel</text:p>
          </draw:text-box>
        </draw:frame>
        <draw:frame draw:style-name="gr21" draw:text-style-name="P4" xml:id="id25" draw:id="id25" draw:layer="layout" svg:width="3.6cm" svg:height="1.673cm" svg:x="15.4cm" svg:y="16.4cm">
          <draw:text-box>
            <text:p>Sekundär-<text:line-break/>struktur</text:p>
          </draw:text-box>
        </draw:frame>
        <draw:frame draw:style-name="gr7" draw:text-style-name="P4" xml:id="id26" draw:id="id26" draw:layer="layout" svg:width="2cm" svg:height="0.962cm" svg:x="2.1cm" svg:y="16.3cm">
          <draw:text-box>
            <text:p>SAA</text:p>
          </draw:text-box>
        </draw:frame>
        <draw:connector draw:style-name="gr2" draw:text-style-name="P3" draw:layer="layout" draw:type="line" svg:x1="6.901cm" svg:y1="17.201cm" svg:x2="9.7cm" svg:y2="17.9cm" draw:start-shape="id21" draw:start-glue-point="8" draw:end-shape="id22" draw:end-glue-point="0" svg:d="M6901 17201l2799 699" svg:viewBox="0 0 2800 700">
          <text:p/>
        </draw:connector>
        <draw:connector draw:style-name="gr2" draw:text-style-name="P3" draw:layer="layout" draw:type="line" svg:x1="12.602cm" svg:y1="17.202cm" svg:x2="9.7cm" svg:y2="17.9cm" draw:start-shape="id23" draw:start-glue-point="8" draw:end-shape="id22" draw:end-glue-point="0" svg:d="M12602 17202l-2902 698" svg:viewBox="0 0 2903 699">
          <text:p/>
        </draw:connector>
        <draw:connector draw:style-name="gr2" draw:text-style-name="P3" draw:layer="layout" draw:type="line" svg:x1="9.7cm" svg:y1="15.962cm" svg:x2="9.7cm" svg:y2="17.9cm" draw:start-shape="id24" draw:start-glue-point="2" draw:end-shape="id22" draw:end-glue-point="0" svg:d="M9700 15962v1938" svg:viewBox="0 0 1 1939">
          <text:p/>
        </draw:connector>
        <draw:connector draw:style-name="gr2" draw:text-style-name="P3" draw:layer="layout" draw:type="line" svg:x1="15.4cm" svg:y1="17.236cm" svg:x2="13.3cm" svg:y2="18.35cm" draw:start-shape="id25" draw:start-glue-point="3" draw:end-shape="id22" draw:end-glue-point="1" svg:d="M15400 17236l-2100 1114" svg:viewBox="0 0 2101 1115">
          <text:p/>
        </draw:connector>
        <draw:connector draw:style-name="gr2" draw:text-style-name="P3" draw:layer="layout" draw:type="line" svg:x1="4.1cm" svg:y1="16.781cm" svg:x2="6.1cm" svg:y2="18.35cm" draw:start-shape="id26" draw:start-glue-point="1" draw:end-shape="id22" draw:end-glue-point="3" svg:d="M4100 16781l2000 1569" svg:viewBox="0 0 2001 1570">
          <text:p/>
        </draw:connector>
        <draw:connector draw:style-name="gr2" draw:text-style-name="P3" draw:layer="layout" draw:type="line" svg:x1="9.7cm" svg:y1="14.2cm" svg:x2="3.1cm" svg:y2="16.3cm" draw:start-shape="id19" draw:start-glue-point="2" draw:end-shape="id26" draw:end-glue-point="0" svg:d="M9700 14200l-6600 2100" svg:viewBox="0 0 6601 2101">
          <text:p/>
        </draw:connector>
        <draw:connector draw:style-name="gr2" draw:text-style-name="P3" draw:layer="layout" draw:type="line" svg:x1="9.7cm" svg:y1="14.2cm" svg:x2="9.7cm" svg:y2="15cm" draw:start-shape="id19" draw:start-glue-point="2" draw:end-shape="id24" draw:end-glue-point="0" svg:d="M9700 14200v800" svg:viewBox="0 0 1 801">
          <text:p/>
        </draw:connector>
        <draw:connector draw:style-name="gr2" draw:text-style-name="P3" draw:layer="layout" draw:type="line" svg:x1="9.7cm" svg:y1="14.2cm" svg:x2="17.2cm" svg:y2="16.4cm" draw:start-shape="id19" draw:start-glue-point="2" draw:end-shape="id25" draw:end-glue-point="0" svg:d="M9700 14200l7500 2200" svg:viewBox="0 0 7501 2201">
          <text:p/>
        </draw:connector>
        <draw:custom-shape draw:style-name="gr20" draw:text-style-name="P3" xml:id="id28" draw:id="id28" draw:layer="layout" svg:width="7.2cm" svg:height="0.9cm" svg:x="6.1cm" svg:y="22.501cm">
          <text:p text:style-name="P1">Neuronales Netz</text:p>
          <draw:enhanced-geometry svg:viewBox="0 0 21600 21600" draw:type="rectangle" draw:enhanced-path="M 0 0 L 21600 0 21600 21600 0 21600 0 0 Z N"/>
        </draw:custom-shape>
        <draw:custom-shape draw:style-name="gr18" draw:text-style-name="P8" xml:id="id27" draw:id="id27" draw:layer="layout" svg:width="4.8cm" svg:height="1.4cm" svg:x="4.501cm" svg:y="20.402cm">
          <text:p text:style-name="P1"><text:span text:style-name="T4">Physikalische</text:span></text:p>
          <text:p text:style-name="P1"><text:span text:style-name="T4">Eigenschaf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29" draw:id="id29" draw:layer="layout" svg:width="4.8cm" svg:height="1.4cm" svg:x="10.202cm" svg:y="20.403cm">
          <text:p text:style-name="P1"><text:span text:style-name="T4">PS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xml:id="id30" draw:id="id30" draw:layer="layout" svg:width="2.6cm" svg:height="0.962cm" svg:x="8.4cm" svg:y="19.601cm">
          <draw:text-box>
            <text:p>Winkel</text:p>
          </draw:text-box>
        </draw:frame>
        <draw:frame draw:style-name="gr21" draw:text-style-name="P4" xml:id="id31" draw:id="id31" draw:layer="layout" svg:width="3.6cm" svg:height="1.673cm" svg:x="15.4cm" svg:y="21.001cm">
          <draw:text-box>
            <text:p>Sekundär-<text:line-break/>struktur</text:p>
          </draw:text-box>
        </draw:frame>
        <draw:frame draw:style-name="gr7" draw:text-style-name="P4" xml:id="id32" draw:id="id32" draw:layer="layout" svg:width="2cm" svg:height="0.962cm" svg:x="2.1cm" svg:y="20.901cm">
          <draw:text-box>
            <text:p>SAA</text:p>
          </draw:text-box>
        </draw:frame>
        <draw:connector draw:style-name="gr2" draw:text-style-name="P3" draw:layer="layout" draw:type="line" svg:x1="6.901cm" svg:y1="21.802cm" svg:x2="9.7cm" svg:y2="22.501cm" draw:start-shape="id27" draw:start-glue-point="8" draw:end-shape="id28" draw:end-glue-point="0" svg:d="M6901 21802l2799 699" svg:viewBox="0 0 2800 700">
          <text:p/>
        </draw:connector>
        <draw:connector draw:style-name="gr2" draw:text-style-name="P3" draw:layer="layout" draw:type="line" svg:x1="12.602cm" svg:y1="21.803cm" svg:x2="9.7cm" svg:y2="22.501cm" draw:start-shape="id29" draw:start-glue-point="8" draw:end-shape="id28" draw:end-glue-point="0" svg:d="M12602 21803l-2902 698" svg:viewBox="0 0 2903 699">
          <text:p/>
        </draw:connector>
        <draw:connector draw:style-name="gr2" draw:text-style-name="P3" draw:layer="layout" draw:type="line" svg:x1="9.7cm" svg:y1="20.563cm" svg:x2="9.7cm" svg:y2="22.501cm" draw:start-shape="id30" draw:start-glue-point="2" draw:end-shape="id28" draw:end-glue-point="0" svg:d="M9700 20563v1938" svg:viewBox="0 0 1 1939">
          <text:p/>
        </draw:connector>
        <draw:connector draw:style-name="gr2" draw:text-style-name="P3" draw:layer="layout" draw:type="line" svg:x1="15.4cm" svg:y1="21.837cm" svg:x2="13.3cm" svg:y2="22.951cm" draw:start-shape="id31" draw:start-glue-point="3" draw:end-shape="id28" draw:end-glue-point="1" svg:d="M15400 21837l-2100 1114" svg:viewBox="0 0 2101 1115">
          <text:p/>
        </draw:connector>
        <draw:connector draw:style-name="gr2" draw:text-style-name="P3" draw:layer="layout" draw:type="line" svg:x1="4.1cm" svg:y1="21.382cm" svg:x2="6.1cm" svg:y2="22.951cm" draw:start-shape="id32" draw:start-glue-point="1" draw:end-shape="id28" draw:end-glue-point="3" svg:d="M4100 21382l2000 1569" svg:viewBox="0 0 2001 1570">
          <text:p/>
        </draw:connector>
        <draw:connector draw:style-name="gr2" draw:text-style-name="P3" draw:layer="layout" draw:type="line" svg:x1="9.7cm" svg:y1="18.8cm" svg:x2="9.7cm" svg:y2="19.601cm" draw:start-shape="id22" draw:start-glue-point="2" draw:end-shape="id30" draw:end-glue-point="0" svg:d="M9700 18800v801" svg:viewBox="0 0 1 802">
          <text:p/>
        </draw:connector>
        <draw:connector draw:style-name="gr2" draw:text-style-name="P3" draw:layer="layout" draw:type="line" svg:x1="9.7cm" svg:y1="18.8cm" svg:x2="3.1cm" svg:y2="20.901cm" draw:start-shape="id22" draw:start-glue-point="2" draw:end-shape="id32" draw:end-glue-point="0" svg:d="M9700 18800l-6600 2101" svg:viewBox="0 0 6601 2102">
          <text:p/>
        </draw:connector>
        <draw:connector draw:style-name="gr2" draw:text-style-name="P3" draw:layer="layout" draw:type="line" svg:x1="9.7cm" svg:y1="18.8cm" svg:x2="17.2cm" svg:y2="21.001cm" draw:start-shape="id22" draw:start-glue-point="2" draw:end-shape="id31" draw:end-glue-point="0" svg:d="M9700 18800l7500 2201" svg:viewBox="0 0 7501 2202">
          <text:p/>
        </draw:connector>
        <draw:frame draw:style-name="gr7" draw:text-style-name="P4" xml:id="id33" draw:id="id33" draw:layer="layout" svg:width="2.6cm" svg:height="0.962cm" svg:x="8.4cm" svg:y="24.501cm">
          <draw:text-box>
            <text:p>Winkel</text:p>
          </draw:text-box>
        </draw:frame>
        <draw:frame draw:style-name="gr21" draw:text-style-name="P4" xml:id="id34" draw:id="id34" draw:layer="layout" svg:width="3.6cm" svg:height="1.673cm" svg:x="11.8cm" svg:y="24.302cm">
          <draw:text-box>
            <text:p>Sekundär-<text:line-break/>struktur</text:p>
          </draw:text-box>
        </draw:frame>
        <draw:frame draw:style-name="gr7" draw:text-style-name="P4" xml:id="id35" draw:id="id35" draw:layer="layout" svg:width="2cm" svg:height="0.962cm" svg:x="5.7cm" svg:y="24.501cm">
          <draw:text-box>
            <text:p>SAA</text:p>
          </draw:text-box>
        </draw:frame>
        <draw:connector draw:style-name="gr2" draw:text-style-name="P3" draw:layer="layout" draw:type="line" svg:x1="9.7cm" svg:y1="23.401cm" svg:x2="9.7cm" svg:y2="24.501cm" draw:start-shape="id28" draw:start-glue-point="2" draw:end-shape="id33" draw:end-glue-point="0" svg:d="M9700 23401v1100" svg:viewBox="0 0 1 1101">
          <text:p/>
        </draw:connector>
        <draw:connector draw:style-name="gr2" draw:text-style-name="P3" draw:layer="layout" draw:type="line" svg:x1="9.7cm" svg:y1="23.401cm" svg:x2="13.6cm" svg:y2="24.302cm" draw:start-shape="id28" draw:start-glue-point="2" draw:end-shape="id34" draw:end-glue-point="0" svg:d="M9700 23401l3900 901" svg:viewBox="0 0 3901 902">
          <text:p/>
        </draw:connector>
        <draw:connector draw:style-name="gr2" draw:text-style-name="P3" draw:layer="layout" draw:type="line" svg:x1="9.7cm" svg:y1="23.401cm" svg:x2="6.7cm" svg:y2="24.501cm" draw:start-shape="id28" draw:start-glue-point="2" draw:end-shape="id35" draw:end-glue-point="0" svg:d="M9700 23401l-3000 1100" svg:viewBox="0 0 3001 1101">
          <text:p/>
        </draw:connector>
      </draw:page>
      <draw:page draw:name="page3" draw:style-name="dp1" draw:master-page-name="Standard">
        <draw:line draw:style-name="gr8" draw:text-style-name="P3" draw:layer="layout" svg:x1="4.6cm" svg:y1="5.334cm" svg:x2="6.5cm" svg:y2="5.334cm">
          <text:p/>
        </draw:line>
        <draw:line draw:style-name="gr8" draw:text-style-name="P3" draw:layer="layout" svg:x1="7.1cm" svg:y1="5.334cm" svg:x2="9cm" svg:y2="5.334cm">
          <text:p/>
        </draw:line>
        <draw:path draw:style-name="gr8" draw:text-style-name="P3" draw:layer="layout" svg:width="2.479cm" svg:height="2.212cm" draw:transform="skewX (0.466701041983284) rotate (1.01822508561349) translate (4.19999999833508cm 5.4339999972937cm)" svg:viewBox="0 0 2480 2213" svg:d="M0 0c2378 0 2480 2213 2480 2213">
          <text:p/>
        </draw:path>
        <draw:frame draw:style-name="gr22" draw:text-style-name="P7" draw:layer="layout" svg:width="1.2cm" svg:height="0.9cm" svg:x="3.9cm" svg:y="5.5cm">
          <draw:text-box>
            <text:p><text:span text:style-name="T4">i</text:span></text:p>
          </draw:text-box>
        </draw:frame>
        <draw:frame draw:style-name="gr22" draw:text-style-name="P7" draw:layer="layout" svg:width="1.2cm" svg:height="0.9cm" svg:x="4.4cm" svg:y="5.5cm">
          <draw:text-box>
            <text:p><text:span text:style-name="T4">i+1</text:span></text:p>
          </draw:text-box>
        </draw:frame>
        <draw:frame draw:style-name="gr22" draw:text-style-name="P7" draw:layer="layout" svg:width="1.2cm" svg:height="0.9cm" svg:x="8.6cm" svg:y="5.5cm">
          <draw:text-box>
            <text:p><text:span text:style-name="T4">j</text:span></text:p>
          </draw:text-box>
        </draw:frame>
        <draw:frame draw:style-name="gr22" draw:text-style-name="P7" draw:layer="layout" svg:width="1.2cm" svg:height="0.9cm" svg:x="5.7cm" svg:y="5.5cm">
          <draw:text-box>
            <text:p><text:span text:style-name="T4">k-1</text:span></text:p>
          </draw:text-box>
        </draw:frame>
        <draw:frame draw:style-name="gr22" draw:text-style-name="P7" draw:layer="layout" svg:width="1.2cm" svg:height="0.9cm" svg:x="6.4cm" svg:y="5.5cm">
          <draw:text-box>
            <text:p><text:span text:style-name="T4">k</text:span></text:p>
          </draw:text-box>
        </draw:frame>
        <draw:frame draw:style-name="gr22" draw:text-style-name="P7" draw:layer="layout" svg:width="1.2cm" svg:height="0.9cm" svg:x="6.8cm" svg:y="5.5cm">
          <draw:text-box>
            <text:p><text:span text:style-name="T4">k+1</text:span></text:p>
          </draw:text-box>
        </draw:frame>
        <draw:frame draw:style-name="gr10" draw:text-style-name="P10" draw:layer="layout" svg:width="1.4cm" svg:height="0.649cm" svg:x="4.8cm" svg:y="4.8cm">
          <draw:text-box>
            <text:p><text:span text:style-name="T5">innen</text:span></text:p>
          </draw:text-box>
        </draw:frame>
        <draw:frame draw:style-name="gr10" draw:text-style-name="P10" draw:layer="layout" svg:width="1.5cm" svg:height="0.649cm" svg:x="7.3cm" svg:y="4.801cm">
          <draw:text-box>
            <text:p><text:span text:style-name="T5">außen</text:span></text:p>
          </draw:text-box>
        </draw:frame>
        <draw:line draw:style-name="gr8" draw:text-style-name="P3" draw:layer="layout" svg:x1="1.278cm" svg:y1="8.984cm" svg:x2="3.178cm" svg:y2="8.984cm">
          <text:p/>
        </draw:line>
        <draw:path draw:style-name="gr8" draw:text-style-name="P3" draw:layer="layout" svg:width="2.479cm" svg:height="2.212cm" draw:transform="skewX (0.466701041983284) rotate (1.01822508561349) translate (1.17599999833508cm 8.1279999972937cm)" svg:viewBox="0 0 2480 2213" svg:d="M0 0c2378 0 2480 2213 2480 2213">
          <text:p/>
        </draw:path>
        <draw:line draw:style-name="gr5" draw:text-style-name="P3" draw:layer="layout" svg:x1="5.578cm" svg:y1="7.854cm" svg:x2="5.578cm" svg:y2="8.054cm">
          <text:p/>
        </draw:line>
        <draw:line draw:style-name="gr8" draw:text-style-name="P3" draw:layer="layout" svg:x1="9.578cm" svg:y1="7.784cm" svg:x2="11.478cm" svg:y2="7.784cm">
          <text:p/>
        </draw:line>
        <draw:line draw:style-name="gr8" draw:text-style-name="P3" draw:layer="layout" svg:x1="11.878cm" svg:y1="7.784cm" svg:x2="13.778cm" svg:y2="7.784cm">
          <text:p/>
        </draw:line>
        <draw:frame draw:style-name="gr7" draw:text-style-name="P5" draw:layer="layout" svg:width="0.9cm" svg:height="0.962cm" svg:x="11.1cm" svg:y="7.8cm">
          <draw:text-box>
            <text:p text:style-name="P11"><text:span text:style-name="T3">n</text:span></text:p>
          </draw:text-box>
        </draw:frame>
        <draw:frame draw:style-name="gr7" draw:text-style-name="P5" draw:layer="layout" svg:width="0.9cm" svg:height="0.962cm" svg:x="9.3cm" svg:y="7.8cm">
          <draw:text-box>
            <text:p text:style-name="P11"><text:span text:style-name="T3">1</text:span></text:p>
          </draw:text-box>
        </draw:frame>
        <draw:frame draw:style-name="gr23" draw:text-style-name="P5" draw:layer="layout" svg:width="1.1cm" svg:height="0.7cm" svg:x="11.6cm" svg:y="7.8cm">
          <draw:text-box>
            <text:p text:style-name="P11"><text:span text:style-name="T3">n+1</text:span></text:p>
          </draw:text-box>
        </draw:frame>
        <draw:frame draw:style-name="gr23" draw:text-style-name="P5" draw:layer="layout" svg:width="1.1cm" svg:height="0.7cm" svg:x="13.2cm" svg:y="7.8cm">
          <draw:text-box>
            <text:p text:style-name="P11"><text:span text:style-name="T3">2n</text:span></text:p>
          </draw:text-box>
        </draw:frame>
        <draw:line draw:style-name="gr8" draw:text-style-name="P3" draw:layer="layout" svg:x1="9.4cm" svg:y1="11.7cm" svg:x2="16.9cm" svg:y2="11.7cm">
          <text:p/>
        </draw:line>
        <draw:path draw:style-name="gr8" draw:text-style-name="P3" draw:layer="layout" svg:width="2.479cm" svg:height="2.212cm" draw:transform="skewX (0.466701041983284) rotate (1.01822508561349) translate (11.6999999983351cm 11.7999999972937cm)" svg:viewBox="0 0 2480 2213" svg:d="M0 0c2378 0 2480 2213 2480 2213">
          <text:p/>
        </draw:path>
        <draw:path draw:style-name="gr24" draw:text-style-name="P3" draw:layer="layout" svg:width="4.958cm" svg:height="4.425cm" draw:transform="skewX (0.466351976132885) rotate (1.01805055268829) translate (10.4999999281708cm 11.7989998832869cm)" svg:viewBox="0 0 4959 4426" svg:d="M0 0c4756-1 4959 4426 4959 4426">
          <text:p/>
        </draw:path>
        <draw:frame draw:style-name="gr25" draw:text-style-name="P5" draw:layer="layout" svg:width="0.9cm" svg:height="0.649cm" svg:x="9.1cm" svg:y="11.7cm">
          <draw:text-box>
            <text:p text:style-name="P11"><text:span text:style-name="T3">1</text:span></text:p>
          </draw:text-box>
        </draw:frame>
        <draw:frame draw:style-name="gr25" draw:text-style-name="P5" draw:layer="layout" svg:width="0.9cm" svg:height="0.649cm" svg:x="11.4cm" svg:y="11.701cm">
          <draw:text-box>
            <text:p text:style-name="P11"><text:span text:style-name="T3">i</text:span></text:p>
          </draw:text-box>
        </draw:frame>
        <draw:frame draw:style-name="gr25" draw:text-style-name="P5" draw:layer="layout" svg:width="0.9cm" svg:height="0.649cm" svg:x="13.9cm" svg:y="11.702cm">
          <draw:text-box>
            <text:p text:style-name="P11"><text:span text:style-name="T3">j</text:span></text:p>
          </draw:text-box>
        </draw:frame>
        <draw:frame draw:style-name="gr25" draw:text-style-name="P5" draw:layer="layout" svg:width="0.9cm" svg:height="0.649cm" svg:x="16.5cm" svg:y="11.703cm">
          <draw:text-box>
            <text:p text:style-name="P11"><text:span text:style-name="T3">n</text:span></text:p>
          </draw:text-box>
        </draw:frame>
        <draw:frame draw:style-name="gr26" draw:text-style-name="P10" draw:layer="layout" svg:width="0.9cm" svg:height="0.649cm" svg:x="10.2cm" svg:y="11.702cm">
          <draw:text-box>
            <text:p text:style-name="P12"><text:span text:style-name="T5">k</text:span></text:p>
          </draw:text-box>
        </draw:frame>
        <draw:frame draw:style-name="gr26" draw:text-style-name="P10" draw:layer="layout" svg:width="0.9cm" svg:height="0.649cm" svg:x="15.3cm" svg:y="11.703cm">
          <draw:text-box>
            <text:p text:style-name="P12"><text:span text:style-name="T5">l</text:span></text:p>
          </draw:text-box>
        </draw:frame>
        <draw:path draw:style-name="gr27" draw:text-style-name="P3" draw:layer="layout" svg:width="5.852cm" svg:height="5.841cm" draw:transform="skewX (0.0408407044966673) rotate (0.805294916870184) translate (2.79799996692696cm 15.6139999655093cm)" svg:viewBox="0 0 5853 5842" svg:d="M0 0c5614-1 5853 5842 5853 5842">
          <text:p/>
        </draw:path>
        <draw:path draw:style-name="gr24" draw:text-style-name="P3" draw:layer="layout" svg:width="2.334cm" svg:height="1.806cm" draw:transform="skewX (0.685390797258173) rotate (1.12783176263874) translate (5.89999999575366cm 15.599999991034cm)" svg:viewBox="0 0 2335 1807" svg:d="M0 0c2240 0 2335 1807 2335 1807">
          <text:p/>
        </draw:path>
        <draw:g>
          <draw:line draw:style-name="gr28" draw:text-style-name="P3" draw:layer="layout" svg:x1="8.2cm" svg:y1="15.5cm" svg:x2="8.5cm" svg:y2="14.6cm">
            <text:p/>
          </draw:line>
          <draw:line draw:style-name="gr28" draw:text-style-name="P3" draw:layer="layout" svg:x1="8.5cm" svg:y1="14.6cm" svg:x2="8.7cm" svg:y2="15.1cm">
            <text:p/>
          </draw:line>
          <draw:line draw:style-name="gr28" draw:text-style-name="P3" draw:layer="layout" svg:x1="8.7cm" svg:y1="15.1cm" svg:x2="8.9cm" svg:y2="14.6cm">
            <text:p/>
          </draw:line>
          <draw:line draw:style-name="gr28" draw:text-style-name="P3" draw:layer="layout" svg:x1="8.9cm" svg:y1="14.6cm" svg:x2="9.1cm" svg:y2="15.2cm">
            <text:p/>
          </draw:line>
          <draw:line draw:style-name="gr28" draw:text-style-name="P3" draw:layer="layout" svg:x1="9.1cm" svg:y1="15.2cm" svg:x2="9.3cm" svg:y2="14.7cm">
            <text:p/>
          </draw:line>
          <draw:line draw:style-name="gr28" draw:text-style-name="P3" draw:layer="layout" svg:x1="9.3cm" svg:y1="14.7cm" svg:x2="9.4cm" svg:y2="15.5cm">
            <text:p/>
          </draw:line>
          <draw:line draw:style-name="gr28" draw:text-style-name="P3" draw:layer="layout" svg:x1="9.4cm" svg:y1="15.5cm" svg:x2="10.4cm" svg:y2="15.5cm">
            <text:p/>
          </draw:line>
        </draw:g>
        <draw:frame draw:style-name="gr25" draw:text-style-name="P5" draw:layer="layout" svg:width="0.9cm" svg:height="0.649cm" svg:x="2.5cm" svg:y="15.602cm">
          <draw:text-box>
            <text:p text:style-name="P11"><text:span text:style-name="T3">i</text:span></text:p>
          </draw:text-box>
        </draw:frame>
        <draw:frame draw:style-name="gr25" draw:text-style-name="P5" draw:layer="layout" svg:width="0.9cm" svg:height="0.649cm" svg:x="10.5cm" svg:y="15.504cm">
          <draw:text-box>
            <text:p text:style-name="P11"><text:span text:style-name="T3">n</text:span></text:p>
          </draw:text-box>
        </draw:frame>
        <draw:frame draw:style-name="gr10" draw:text-style-name="P10" draw:layer="layout" svg:width="0.5cm" svg:height="0.649cm" svg:x="7.5cm" svg:y="15.503cm">
          <draw:text-box>
            <text:p text:style-name="P12"><text:span text:style-name="T5">j</text:span></text:p>
          </draw:text-box>
        </draw:frame>
        <draw:frame draw:style-name="gr29" draw:text-style-name="P5" draw:layer="layout" svg:width="1cm" svg:height="1.047cm" svg:x="8cm" svg:y="15.504cm">
          <draw:text-box>
            <text:p text:style-name="P11"><text:span text:style-name="T3">j+1</text:span></text:p>
          </draw:text-box>
        </draw:frame>
        <draw:custom-shape draw:style-name="gr30" draw:text-style-name="P13" draw:layer="layout" svg:width="5.4cm" svg:height="8.5cm" svg:x="7.6cm" svg:y="18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4cm" svg:height="1.5cm" svg:x="7.6cm" svg:y="18.3cm">
          <text:p/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4.8cm" svg:height="0.649cm" svg:x="13.4cm" svg:y="18.8cm">
          <draw:text-box>
            <text:p text:style-name="P11"><text:span text:style-name="T3">N ungepaart</text:span></text:p>
          </draw:text-box>
        </draw:frame>
        <draw:frame draw:style-name="gr33" draw:text-style-name="P5" draw:layer="layout" svg:width="0.976cm" svg:height="0.649cm" svg:x="13.6cm" svg:y="20cm">
          <draw:text-box>
            <text:p><text:span text:style-name="T3">i=1</text:span></text:p>
          </draw:text-box>
        </draw:frame>
        <draw:frame draw:style-name="gr33" draw:text-style-name="P5" draw:layer="layout" svg:width="0.976cm" svg:height="0.649cm" svg:x="13.6cm" svg:y="21.001cm">
          <draw:text-box>
            <text:p><text:span text:style-name="T3">i=2</text:span></text:p>
          </draw:text-box>
        </draw:frame>
        <draw:frame draw:style-name="gr33" draw:text-style-name="P5" draw:layer="layout" svg:width="0.976cm" svg:height="0.649cm" svg:x="13.6cm" svg:y="21.702cm">
          <draw:text-box>
            <text:p><text:span text:style-name="T3">i=4</text:span></text:p>
          </draw:text-box>
        </draw:frame>
        <draw:frame draw:style-name="gr33" draw:text-style-name="P5" draw:layer="layout" svg:width="0.976cm" svg:height="0.649cm" svg:x="13.6cm" svg:y="22.503cm">
          <draw:text-box>
            <text:p><text:span text:style-name="T3">i=7</text:span></text:p>
          </draw:text-box>
        </draw:frame>
        <draw:frame draw:style-name="gr33" draw:text-style-name="P5" draw:layer="layout" svg:width="0.976cm" svg:height="0.649cm" svg:x="13.6cm" svg:y="23.204cm">
          <draw:text-box>
            <text:p><text:span text:style-name="T3">i=9</text:span></text:p>
          </draw:text-box>
        </draw:frame>
        <draw:frame draw:style-name="gr33" draw:text-style-name="P5" draw:layer="layout" svg:width="1.171cm" svg:height="0.649cm" svg:x="13.6cm" svg:y="24.005cm">
          <draw:text-box>
            <text:p><text:span text:style-name="T3">i=10</text:span></text:p>
          </draw:text-box>
        </draw:frame>
        <draw:frame draw:style-name="gr33" draw:text-style-name="P5" draw:layer="layout" svg:width="1.171cm" svg:height="0.649cm" svg:x="13.6cm" svg:y="24.706cm">
          <draw:text-box>
            <text:p><text:span text:style-name="T3">i=15</text:span></text:p>
          </draw:text-box>
        </draw:frame>
        <draw:frame draw:style-name="gr33" draw:text-style-name="P5" draw:layer="layout" svg:width="0.976cm" svg:height="0.649cm" svg:x="13.6cm" svg:y="25.407cm">
          <draw:text-box>
            <text:p><text:span text:style-name="T3">i=9</text:span></text:p>
          </draw:text-box>
        </draw:frame>
      </draw:page>
      <draw:page draw:name="page4" draw:style-name="dp1" draw:master-page-name="Standard">
        <draw:frame draw:style-name="gr22" draw:text-style-name="P4" draw:layer="layout" svg:width="2.4cm" svg:height="0.986cm" svg:x="4.6cm" svg:y="2.9cm">
          <draw:text-box>
            <text:p>Z<text:span text:style-name="T6">B</text:span>(i,n)</text:p>
          </draw:text-box>
        </draw:frame>
        <draw:frame draw:style-name="gr34" draw:text-style-name="P4" draw:layer="layout" svg:width="3.3cm" svg:height="0.986cm" svg:x="4.6cm" svg:y="4.1cm">
          <draw:text-box>
            <text:p>Z<text:span text:style-name="T6">B</text:span>(i,n)*r</text:p>
          </draw:text-box>
        </draw:frame>
        <draw:line draw:style-name="gr2" draw:text-style-name="P3" draw:layer="layout" svg:x1="3.6cm" svg:y1="3.4cm" svg:x2="4.6cm" svg:y2="3.4cm">
          <text:p/>
        </draw:line>
        <draw:line draw:style-name="gr2" draw:text-style-name="P3" draw:layer="layout" svg:x1="3.6cm" svg:y1="4.6cm" svg:x2="4.6cm" svg:y2="4.6cm">
          <text:p/>
        </draw:line>
        <draw:frame draw:style-name="gr35" draw:text-style-name="P7" draw:layer="layout" svg:width="2.4cm" svg:height="0.8cm" svg:x="1.3cm" svg:y="3cm">
          <draw:text-box>
            <text:p text:style-name="P15"><text:span text:style-name="T4">Out-Stack</text:span></text:p>
          </draw:text-box>
        </draw:frame>
        <draw:frame draw:style-name="gr35" draw:text-style-name="P7" draw:layer="layout" svg:width="2.4cm" svg:height="1.207cm" svg:x="1.8cm" svg:y="4cm">
          <draw:text-box>
            <text:p text:style-name="P15"><text:span text:style-name="T4">Würfel-Schritt</text:span></text:p>
          </draw:text-box>
        </draw:frame>
        <draw:frame draw:style-name="gr10" draw:text-style-name="P10" draw:layer="layout" svg:width="2.6cm" svg:height="0.649cm" svg:x="4.6cm" svg:y="5.1cm">
          <draw:text-box>
            <text:p text:style-name="P12"><text:span text:style-name="T5">In Basenpaar</text:span></text:p>
          </draw:text-box>
        </draw:frame>
        <draw:frame draw:style-name="gr21" draw:text-style-name="P4" draw:layer="layout" svg:width="2.8cm" svg:height="1.673cm" svg:x="9.2cm" svg:y="2.9cm">
          <draw:text-box>
            <text:p>Z(1,i-1)</text:p>
          </draw:text-box>
        </draw:frame>
        <draw:frame draw:style-name="gr10" draw:text-style-name="P10" draw:layer="layout" svg:width="3.6cm" svg:height="0.649cm" svg:x="9.3cm" svg:y="3.701cm">
          <draw:text-box>
            <text:p text:style-name="P12"><text:span text:style-name="T5">Vor dem Basenpaar</text:span></text:p>
          </draw:text-box>
        </draw:frame>
        <draw:line draw:style-name="gr36" draw:text-style-name="P3" draw:layer="layout" svg:x1="13.3cm" svg:y1="3cm" svg:x2="13.3cm" svg:y2="5.4cm">
          <text:p text:style-name="P1"/>
        </draw:line>
        <draw:frame draw:style-name="gr13" draw:text-style-name="P17" draw:layer="layout" svg:width="5.2cm" svg:height="1.207cm" svg:x="13.2cm" svg:y="3.6cm">
          <draw:text-box>
            <text:p text:style-name="P16"><text:span text:style-name="T7">würfeln für Hairpin, Interior, Multilo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46" draw:display-name="Hatching 46" draw:style="single" draw:color="#ff3333" draw:distance="0.1cm" draw:rotation="450"/>
    <draw:hatch draw:name="Hatching_20_48" draw:display-name="Hatching 48" draw:style="single" draw:color="#00cc33" draw:distance="0.75cm" draw:rotation="0"/>
    <draw:marker draw:name="Arrow" svg:viewBox="0 0 20 30" svg:d="M10 0l-10 30h20z"/>
    <draw:marker draw:name="Linienspitzen_20_1" draw:display-name="Linienspitzen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olz</meta:initial-creator>
    <meta:creation-date>2016-05-28T20:37:10.506251874</meta:creation-date>
    <dc:date>2016-07-16T00:17:28.341044453</dc:date>
    <dc:creator>Alexander Scholz</dc:creator>
    <meta:editing-duration>PT3H31M16S</meta:editing-duration>
    <meta:editing-cycles>16</meta:editing-cycles>
    <meta:generator>LibreOffice/4.4.3.2$Linux_X86_64 LibreOffice_project/40m0$Build-2</meta:generator>
    <meta:document-statistic meta:object-count="251"/>
  </office:meta>
</office:document-meta>
</file>